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en" fo:country="IE"/>
    </style:style>
    <style:style style:name="P2" style:family="paragraph" style:parent-style-name="Standard">
      <style:text-properties fo:language="en" fo:country="IE" officeooo:paragraph-rsid="0008fb4b"/>
    </style:style>
    <style:style style:name="P3" style:family="paragraph" style:parent-style-name="Standard">
      <style:text-properties fo:language="en" fo:country="IE" officeooo:paragraph-rsid="0009904b"/>
    </style:style>
    <style:style style:name="P4" style:family="paragraph" style:parent-style-name="Standard">
      <style:text-properties fo:language="en" fo:country="IE" officeooo:paragraph-rsid="0009d099"/>
    </style:style>
    <style:style style:name="P5" style:family="paragraph" style:parent-style-name="Standard">
      <style:text-properties fo:language="en" fo:country="IE" officeooo:rsid="0009d099" officeooo:paragraph-rsid="0009d099"/>
    </style:style>
    <style:style style:name="P6" style:family="paragraph" style:parent-style-name="Standard">
      <style:text-properties fo:language="en" fo:country="IE" officeooo:paragraph-rsid="000b1edf"/>
    </style:style>
    <style:style style:name="P7" style:family="paragraph" style:parent-style-name="Standard">
      <style:text-properties officeooo:rsid="0009904b" officeooo:paragraph-rsid="0009904b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language="en" fo:country="IE" officeooo:paragraph-rsid="0009904b"/>
    </style:style>
    <style:style style:name="P9" style:family="paragraph" style:parent-style-name="Heading_20_2">
      <style:text-properties fo:language="en" fo:country="IE" officeooo:rsid="0009d099" officeooo:paragraph-rsid="0009d099"/>
    </style:style>
    <style:style style:name="P10" style:family="paragraph" style:parent-style-name="Heading_20_2">
      <style:text-properties officeooo:rsid="0009904b" officeooo:paragraph-rsid="0009904b"/>
    </style:style>
    <style:style style:name="P11" style:family="paragraph" style:parent-style-name="List_20_Paragraph">
      <style:text-properties fo:language="en" fo:country="IE" officeooo:paragraph-rsid="0009904b"/>
    </style:style>
    <style:style style:name="P12" style:family="paragraph" style:parent-style-name="Standard">
      <style:text-properties fo:language="en" fo:country="IE" officeooo:paragraph-rsid="0008fb4b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IE" officeooo:paragraph-rsid="000b1edf"/>
    </style:style>
    <style:style style:name="P14" style:family="paragraph" style:parent-style-name="Heading_20_1" style:master-page-name="Standard">
      <style:paragraph-properties fo:text-align="center" style:justify-single-word="false" style:page-number="auto"/>
    </style:style>
    <style:style style:name="P15" style:family="paragraph" style:parent-style-name="Heading_20_2">
      <style:text-properties fo:language="en" fo:country="IE"/>
    </style:style>
    <style:style style:name="P16" style:family="paragraph" style:parent-style-name="List_20_Paragraph" style:list-style-name="WWNum4">
      <style:text-properties fo:language="en" fo:country="IE" officeooo:paragraph-rsid="0009904b"/>
    </style:style>
    <style:style style:name="P17" style:family="paragraph" style:parent-style-name="List_20_Paragraph" style:list-style-name="WWNum4">
      <style:text-properties fo:language="en" fo:country="IE" officeooo:paragraph-rsid="0009d099"/>
    </style:style>
    <style:style style:name="P18" style:family="paragraph" style:parent-style-name="List_20_Paragraph" style:list-style-name="WWNum5">
      <style:text-properties fo:language="en" fo:country="IE" officeooo:paragraph-rsid="0009904b"/>
    </style:style>
    <style:style style:name="P19" style:family="paragraph" style:parent-style-name="List_20_Paragraph" style:list-style-name="L1">
      <style:text-properties fo:language="en" fo:country="IE" officeooo:paragraph-rsid="000b1edf"/>
    </style:style>
    <style:style style:name="T1" style:family="text">
      <style:text-properties fo:language="en" fo:country="IE"/>
    </style:style>
    <style:style style:name="T2" style:family="text">
      <style:text-properties fo:language="en" fo:country="IE" officeooo:rsid="00066613"/>
    </style:style>
    <style:style style:name="T3" style:family="text">
      <style:text-properties fo:language="en" fo:country="IE" officeooo:rsid="0008fb4b"/>
    </style:style>
    <style:style style:name="T4" style:family="text">
      <style:text-properties fo:language="en" fo:country="IE" officeooo:rsid="000cb22e"/>
    </style:style>
    <style:style style:name="T5" style:family="text">
      <style:text-properties officeooo:rsid="0008fb4b"/>
    </style:style>
    <style:style style:name="T6" style:family="text">
      <style:text-properties officeooo:rsid="0009904b"/>
    </style:style>
    <style:style style:name="T7" style:family="text">
      <style:text-properties officeooo:rsid="0018dc71"/>
    </style:style>
    <style:style style:name="T8" style:family="text">
      <style:text-properties officeooo:rsid="0009d099"/>
    </style:style>
    <style:style style:name="T9" style:family="text">
      <style:text-properties officeooo:rsid="000b1e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2">Lab</text:span><text:span text:style-name="T3">s</text:span><text:span text:style-name="T1"> – </text:span><text:span text:style-name="T3">Encryption</text:span><text:span text:style-name="T1"> </text:span></text:h>
      <text:h text:style-name="P15" text:outline-level="2"/>
      <text:h text:style-name="Heading_20_2" text:outline-level="2"><text:span text:style-name="T4">Hash</text:span><text:span text:style-name="T1"> Digests</text:span></text:h>
      <text:p text:style-name="P2"/>
      <text:p text:style-name="Heading_20_3">Q<text:span text:style-name="T5">1</text:span>.</text:p>
      <text:p text:style-name="P2"/>
      <text:p text:style-name="P1">Write a Java program to print the hexString representation of the <text:span text:style-name="T5">SHA1</text:span> of a <text:span text:style-name="T5">sentence stored as a </text:span>String. Show that if the <text:span text:style-name="T5">sentence</text:span> changes by just 1 character, the digest value changes completely. </text:p>
      <text:p text:style-name="P1"/>
      <text:h text:style-name="P10" text:outline-level="2">Symmetric Key Encryption</text:h>
      <text:p text:style-name="P7"/>
      <text:p text:style-name="Heading_20_3">Q2.</text:p>
      <text:p text:style-name="Standard"/>
      <text:p text:style-name="P3">Write a Java program (notes) to </text:p>
      <text:list xml:id="list5563708130531056665" text:style-name="WWNum4">
        <text:list-item>
          <text:p text:style-name="P16">encrypt some text with <text:span text:style-name="T6">A</text:span>ES</text:p>
        </text:list-item>
        <text:list-item>
          <text:p text:style-name="P16">then decrypt it</text:p>
        </text:list-item>
      </text:list>
      <text:p text:style-name="Standard"/>
      <text:p text:style-name="Heading_20_3">Q3.</text:p>
      <text:p text:style-name="P3"/>
      <text:p text:style-name="P3">Write a Java class <text:span text:style-name="T7">Employee</text:span> with field<text:span text:style-name="T7">s</text:span> <text:span text:style-name="T7">name, address telNo</text:span>. </text:p>
      <text:p text:style-name="P3">Write a Java program to </text:p>
      <text:list xml:id="list1494363641126967543" text:style-name="WWNum5">
        <text:list-item>
          <text:p text:style-name="P18">instantiate a<text:span text:style-name="T7">n Employee</text:span> object</text:p>
        </text:list-item>
        <text:list-item>
          <text:p text:style-name="P18">create a SealedObject containing the <text:span text:style-name="T7">Employee</text:span> object, encrypted with some Cipher</text:p>
        </text:list-item>
        <text:list-item>
          <text:p text:style-name="P18">//</text:p>
        </text:list-item>
        <text:list-item>
          <text:p text:style-name="P18">Extract the object from the SealedObject using another cipher (initialized for decryption)</text:p>
        </text:list-item>
        <text:list-item>
          <text:p text:style-name="P18">Print out the contents of the <text:span text:style-name="T7">Employee </text:span>object.</text:p>
        </text:list-item>
      </text:list>
      <text:p text:style-name="P11"/>
      <text:p text:style-name="P8"/>
      <text:p text:style-name="P8"/>
      <text:h text:style-name="P9" text:outline-level="2"><text:soft-page-break/>HMAC</text:h>
      <text:p text:style-name="P5"/>
      <text:p text:style-name="Heading_20_3">Q<text:span text:style-name="T8">4</text:span>. <text:s/></text:p>
      <text:p text:style-name="P4"/>
      <text:p text:style-name="P4">Write a Java program (notes) to </text:p>
      <text:list xml:id="list111625248352875" text:continue-list="list5563708130531056665" text:style-name="WWNum4">
        <text:list-item>
          <text:p text:style-name="P17">Get an instance of HMac<text:span text:style-name="T8">SHA1</text:span></text:p>
        </text:list-item>
        <text:list-item>
          <text:p text:style-name="P17">Use it, along with a secret key, to hash a message. </text:p>
        </text:list-item>
      </text:list>
      <text:h text:style-name="Heading_20_2" text:outline-level="2"/>
      <text:h text:style-name="Heading_20_2" text:outline-level="2"/>
      <text:h text:style-name="Heading_20_2" text:outline-level="2">Diffie – Hellman Algorithm </text:h>
      <text:p text:style-name="Standard"/>
      <text:p text:style-name="Heading_20_3">Q<text:span text:style-name="T9">5a</text:span>. <text:s/>GenerateParams</text:p>
      <text:p text:style-name="P6"/>
      <text:p text:style-name="P6">Write a Java program to generate DH parameters and print them out. </text:p>
      <text:p text:style-name="P6"/>
      <text:p text:style-name="Heading_20_3">Q<text:span text:style-name="T9">5b</text:span>. <text:s/>SaveDHKeys</text:p>
      <text:p text:style-name="P6"/>
      <text:p text:style-name="P6">Write a Java program to read in the DH parameters from file, and generate public and private DH keys. The keys should be stored in the file “data/argv[0]Public” and “data/argv[0]Private”.</text:p>
      <text:p text:style-name="P6"/>
      <text:p text:style-name="Heading_20_3">Q<text:span text:style-name="T9">5c</text:span>. GenerateAESKeyCheck</text:p>
      <text:p text:style-name="P6"/>
      <text:p text:style-name="P6">Create two run configurations for the above program, one with argv[0] equal to Alice and the other with argv[0] equal to Bob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pple-style-span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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style:num-suffix="" text:bullet-char="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" text:bullet-char="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style:num-suffix="" text:bullet-char="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" text:bullet-char="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style:num-suffix="" text:bullet-char="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</meta:initial-creator>
    <meta:editing-cycles>17</meta:editing-cycles>
    <meta:creation-date>2011-12-07T14:05:00</meta:creation-date>
    <dc:date>2016-06-29T11:16:23.798011447</dc:date>
    <meta:editing-duration>PT21M52S</meta:editing-duration>
    <meta:generator>LibreOffice/5.0.3.2$Linux_X86_64 LibreOffice_project/00m0$Build-2</meta:generator>
    <meta:document-statistic meta:table-count="0" meta:image-count="0" meta:object-count="0" meta:page-count="2" meta:paragraph-count="29" meta:word-count="215" meta:character-count="1261" meta:non-whitespace-character-count="1069"/>
    <meta:user-defined meta:name="AppVersion">12.0000</meta:user-defined>
    <meta:user-defined meta:name="Company">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